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119" officeooo:paragraph-rsid="001806a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8769" officeooo:paragraph-rsid="001806a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d8769" officeooo:paragraph-rsid="001806a9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584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e1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S</text:span><text:span text:style-name="T1">QL Assignment 2</text:span></text:p>
      <text:p text:style-name="P2"/>
      <text:p text:style-name="P2">Ques1: Which field of the customers table is table is the primary key?</text:p>
      <text:p text:style-name="P2">Answer: CNUM</text:p>
      <text:p text:style-name="P2"/>
      <text:p text:style-name="P2">Ques2: What is the 4<text:span text:style-name="T3">th</text:span> column of the customers table?</text:p>
      <text:p text:style-name="P2">Answer:Rating</text:p>
      <text:p text:style-name="P2"/>
      <text:p text:style-name="P2">Ques3:What is another word for row? For column?</text:p>
      <text:p text:style-name="P2">Answer:<text:span text:style-name="T1">Column </text:span>– Attribut</text:p>
      <text:p text:style-name="P2"><text:tab/> <text:s text:c="3"/><text:span text:style-name="T1">Row</text:span> -Tuple and Entity<text:tab/></text:p>
      <text:p text:style-name="P2"/>
      <text:p text:style-name="P2">Ques4: Why isnt it possible to see the first five rows of a table?</text:p>
      <text:p text:style-name="P2">Answer:<text:span text:style-name="T5">It is possible to see the first rows of any table.</text:span></text:p>
      <text:p text:style-name="P1"><text:tab/>We can limit the output by command</text:p>
      <text:p text:style-name="P1"><text:tab/>select * from &lt;table_name&gt; limit 5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42:18.029356287</meta:creation-date>
    <dc:date>2023-09-10T15:43:02.147322076</dc:date>
    <meta:editing-duration>PT45S</meta:editing-duration>
    <meta:editing-cycles>1</meta:editing-cycles>
    <meta:document-statistic meta:table-count="0" meta:image-count="0" meta:object-count="0" meta:page-count="1" meta:paragraph-count="12" meta:word-count="81" meta:character-count="456" meta:non-whitespace-character-count="378"/>
    <meta:generator>LibreOffice/7.3.7.2$Linux_X86_64 LibreOffice_project/30$Build-2</meta:generator>
  </office:meta>
</office:document-meta>
</file>